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text-properties fo:language="en" fo:country="US" fo:font-weight="normal" officeooo:rsid="001cfd52" officeooo:paragraph-rsid="0020a646" style:font-weight-asian="normal" style:font-weight-complex="normal"/>
    </style:style>
    <style:style style:name="P2" style:family="paragraph" style:parent-style-name="Standard_20__28_user_29_">
      <style:text-properties style:font-name="Garamond" fo:font-size="12pt" fo:language="en" fo:country="US" fo:font-weight="bold" officeooo:rsid="001a76ce" officeooo:paragraph-rsid="001a76ce" style:font-size-asian="12pt" style:font-weight-asian="bold"/>
    </style:style>
    <style:style style:name="P3" style:family="paragraph" style:parent-style-name="Standard_20__28_user_29_">
      <style:text-properties style:font-name="Garamond" fo:font-size="12pt" fo:language="en" fo:country="US" fo:font-weight="normal" officeooo:rsid="0022964a" officeooo:paragraph-rsid="0022964a" style:font-size-asian="12pt" style:font-weight-asian="normal" style:font-weight-complex="normal"/>
    </style:style>
    <style:style style:name="T1" style:family="text">
      <style:text-properties style:font-name="Garamond" fo:font-size="12pt" style:font-size-asian="12pt"/>
    </style:style>
    <style:style style:name="T2" style:family="text">
      <style:text-properties style:font-name="Garamond" fo:font-size="12pt" officeooo:rsid="001ecce0" style:font-size-asian="12pt"/>
    </style:style>
    <style:style style:name="T3" style:family="text">
      <style:text-properties style:font-name="Garamond" fo:font-size="12pt" officeooo:rsid="001a76ce" style:font-size-asian="12pt"/>
    </style:style>
    <style:style style:name="T4" style:family="text">
      <style:text-properties style:font-name="Garamond" fo:font-size="12pt" officeooo:rsid="0021ab2b" style:font-size-asian="12pt"/>
    </style:style>
    <style:style style:name="T5" style:family="text">
      <style:text-properties style:font-name="Garamond" fo:font-size="12pt" officeooo:rsid="0022964a" style:font-size-asian="12pt"/>
    </style:style>
    <style:style style:name="T6" style:family="text">
      <style:text-properties style:font-name="Garamond" fo:font-size="12pt" officeooo:rsid="00236807" style:font-size-asian="12pt"/>
    </style:style>
    <style:style style:name="T7" style:family="text">
      <style:text-properties style:font-name="Garamond" fo:font-size="12pt" officeooo:rsid="00254dff" style:font-size-asian="12pt"/>
    </style:style>
    <style:style style:name="T8" style:family="text">
      <style:text-properties style:font-name="Garamond" fo:font-size="12pt" officeooo:rsid="00277307" style:font-size-asian="12pt"/>
    </style:style>
    <style:style style:name="T9" style:family="text">
      <style:text-properties style:font-name="Garamond" fo:font-size="12pt" officeooo:rsid="002b1499" style:font-size-asian="12pt"/>
    </style:style>
    <style:style style:name="T10" style:family="text">
      <style:text-properties officeooo:rsid="002b1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ase-field model<text:span text:style-name="T10">ling</text:span> of viscous fingering</text:p>
      <text:p text:style-name="P3">Aude Mulard</text:p>
      <text:p text:style-name="P3"/>
      <text:p text:style-name="P1"><text:span text:style-name="T1">Viscous fingering appears when a </text:span><text:span text:style-name="T8">less </text:span><text:span text:style-name="T4">viscous </text:span><text:span text:style-name="T1">fluid is pushed against a more viscous fluid: </text:span><text:span text:style-name="T8">The front does not move</text:span><text:span text:style-name="T4"> uniformly, </text:span><text:span text:style-name="T8">but wavers forming</text:span><text:span text:style-name="T4"> </text:span><text:span text:style-name="T9">complicated shapes</text:span><text:span text:style-name="T4"> called fingers.</text:span><text:span text:style-name="T2"> This can easily be observed while </text:span><text:span text:style-name="T8">injecting</text:span><text:span text:style-name="T2"> water in oil. </text:span><text:span text:style-name="T3">The goal </text:span><text:span text:style-name="T2">of the research presented here</text:span><text:span text:style-name="T3"> is to </text:span><text:span text:style-name="T8">simulate</text:span><text:span text:style-name="T3"> this phenomenon, </text:span><text:span text:style-name="T8">with the ultimate goal of applying the model’s extension to fingering of flowing tissues</text:span><text:span text:style-name="T2">. The interface between the two fluids is modeled with the Cahn-Hilliard phase-field model: </text:span><text:span text:style-name="T4">The fluids’ </text:span><text:span text:style-name="T8">presence is encoded</text:span><text:span text:style-name="T4"> by a variable called the order parameter equal to </text:span><text:span text:style-name="T7">0</text:span><text:span text:style-name="T4"> in </text:span><text:span text:style-name="T7">the less viscous</text:span><text:span text:style-name="T4"> fluid and </text:span><text:span text:style-name="T8">1</text:span><text:span text:style-name="T4"> in the other, the interface being the </text:span><text:span text:style-name="T8">area</text:span><text:span text:style-name="T4"> </text:span><text:span text:style-name="T7">of the </text:span><text:span text:style-name="T8">fluids</text:span><text:span text:style-name="T4"> where the order </text:span><text:span text:style-name="T8">parameter </text:span><text:span text:style-name="T4">is between 0 and 1. Its evolution is ruled by </text:span><text:span text:style-name="T9">a</text:span><text:span text:style-name="T4"> phase-field equation </text:span><text:span text:style-name="T5">linking the order </text:span><text:span text:style-name="T8">parameter </text:span><text:span text:style-name="T5">to the velocity and the pressure of the fluids.</text:span><text:span text:style-name="T4"> </text:span><text:span text:style-name="T2">The equations of continuity and Darcy’s law used </text:span><text:span text:style-name="T6">for</text:span><text:span text:style-name="T2"> the motion of the fluids </text:span><text:span text:style-name="T5">are coupled</text:span><text:span text:style-name="T2"> with the SIMPLE algorithm. The simulation is coded with the Python package FiPy, based on the Finite Volume method and a full implicit backward-Euler time scheme. </text:span><text:span text:style-name="T7">An expl</text:span><text:span text:style-name="T8">anation</text:span><text:span text:style-name="T7"> of the main parts of the computational strategy and preliminary results will be prese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_7e_LT_7e_Gliederung_20_1" style:display-name="PM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Gliederung_20_2" style:display-name="PM2~LT~Gliederung 2" style:family="paragraph" style:parent-style-name="PM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_7e_LT_7e_Gliederung_20_3" style:display-name="PM2~LT~Gliederung 3" style:family="paragraph" style:parent-style-name="PM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_7e_LT_7e_Gliederung_20_4" style:display-name="PM2~LT~Gliederung 4" style:family="paragraph" style:parent-style-name="PM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5" style:display-name="PM2~LT~Gliederung 5" style:family="paragraph" style:parent-style-name="PM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6" style:display-name="PM2~LT~Gliederung 6" style:family="paragraph" style:parent-style-name="PM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7" style:display-name="PM2~LT~Gliederung 7" style:family="paragraph" style:parent-style-name="PM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8" style:display-name="PM2~LT~Gliederung 8" style:family="paragraph" style:parent-style-name="PM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Gliederung_20_9" style:display-name="PM2~LT~Gliederung 9" style:family="paragraph" style:parent-style-name="PM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_7e_LT_7e_Titel" style:display-name="PM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Untertitel" style:display-name="PM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Notizen" style:display-name="PM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_7e_LT_7e_Hintergrundobjekte" style:display-name="PM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_7e_LT_7e_Hintergrund" style:display-name="PM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3_7e_LT_7e_Gliederung_20_1" style:display-name="PM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Gliederung_20_2" style:display-name="PM3~LT~Gliederung 2" style:family="paragraph" style:parent-style-name="PM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3_7e_LT_7e_Gliederung_20_3" style:display-name="PM3~LT~Gliederung 3" style:family="paragraph" style:parent-style-name="PM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3_7e_LT_7e_Gliederung_20_4" style:display-name="PM3~LT~Gliederung 4" style:family="paragraph" style:parent-style-name="PM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5" style:display-name="PM3~LT~Gliederung 5" style:family="paragraph" style:parent-style-name="PM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6" style:display-name="PM3~LT~Gliederung 6" style:family="paragraph" style:parent-style-name="PM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7" style:display-name="PM3~LT~Gliederung 7" style:family="paragraph" style:parent-style-name="PM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8" style:display-name="PM3~LT~Gliederung 8" style:family="paragraph" style:parent-style-name="PM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Gliederung_20_9" style:display-name="PM3~LT~Gliederung 9" style:family="paragraph" style:parent-style-name="PM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3_7e_LT_7e_Titel" style:display-name="PM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Untertitel" style:display-name="PM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Notizen" style:display-name="PM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3_7e_LT_7e_Hintergrundobjekte" style:display-name="PM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3_7e_LT_7e_Hintergrund" style:display-name="PM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4_7e_LT_7e_Gliederung_20_1" style:display-name="PM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Gliederung_20_2" style:display-name="PM4~LT~Gliederung 2" style:family="paragraph" style:parent-style-name="PM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4_7e_LT_7e_Gliederung_20_3" style:display-name="PM4~LT~Gliederung 3" style:family="paragraph" style:parent-style-name="PM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4_7e_LT_7e_Gliederung_20_4" style:display-name="PM4~LT~Gliederung 4" style:family="paragraph" style:parent-style-name="PM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5" style:display-name="PM4~LT~Gliederung 5" style:family="paragraph" style:parent-style-name="PM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6" style:display-name="PM4~LT~Gliederung 6" style:family="paragraph" style:parent-style-name="PM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7" style:display-name="PM4~LT~Gliederung 7" style:family="paragraph" style:parent-style-name="PM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8" style:display-name="PM4~LT~Gliederung 8" style:family="paragraph" style:parent-style-name="PM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Gliederung_20_9" style:display-name="PM4~LT~Gliederung 9" style:family="paragraph" style:parent-style-name="PM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4_7e_LT_7e_Titel" style:display-name="PM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Untertitel" style:display-name="PM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Notizen" style:display-name="PM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4_7e_LT_7e_Hintergrundobjekte" style:display-name="PM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4_7e_LT_7e_Hintergrund" style:display-name="PM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5_7e_LT_7e_Gliederung_20_1" style:display-name="PM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Gliederung_20_2" style:display-name="PM5~LT~Gliederung 2" style:family="paragraph" style:parent-style-name="PM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5_7e_LT_7e_Gliederung_20_3" style:display-name="PM5~LT~Gliederung 3" style:family="paragraph" style:parent-style-name="PM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5_7e_LT_7e_Gliederung_20_4" style:display-name="PM5~LT~Gliederung 4" style:family="paragraph" style:parent-style-name="PM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5" style:display-name="PM5~LT~Gliederung 5" style:family="paragraph" style:parent-style-name="PM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6" style:display-name="PM5~LT~Gliederung 6" style:family="paragraph" style:parent-style-name="PM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7" style:display-name="PM5~LT~Gliederung 7" style:family="paragraph" style:parent-style-name="PM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8" style:display-name="PM5~LT~Gliederung 8" style:family="paragraph" style:parent-style-name="PM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Gliederung_20_9" style:display-name="PM5~LT~Gliederung 9" style:family="paragraph" style:parent-style-name="PM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5_7e_LT_7e_Titel" style:display-name="PM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Untertitel" style:display-name="PM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Notizen" style:display-name="PM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5_7e_LT_7e_Hintergrundobjekte" style:display-name="PM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5_7e_LT_7e_Hintergrund" style:display-name="PM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6_7e_LT_7e_Gliederung_20_1" style:display-name="PM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Gliederung_20_2" style:display-name="PM6~LT~Gliederung 2" style:family="paragraph" style:parent-style-name="PM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6_7e_LT_7e_Gliederung_20_3" style:display-name="PM6~LT~Gliederung 3" style:family="paragraph" style:parent-style-name="PM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6_7e_LT_7e_Gliederung_20_4" style:display-name="PM6~LT~Gliederung 4" style:family="paragraph" style:parent-style-name="PM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5" style:display-name="PM6~LT~Gliederung 5" style:family="paragraph" style:parent-style-name="PM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6" style:display-name="PM6~LT~Gliederung 6" style:family="paragraph" style:parent-style-name="PM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7" style:display-name="PM6~LT~Gliederung 7" style:family="paragraph" style:parent-style-name="PM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8" style:display-name="PM6~LT~Gliederung 8" style:family="paragraph" style:parent-style-name="PM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Gliederung_20_9" style:display-name="PM6~LT~Gliederung 9" style:family="paragraph" style:parent-style-name="PM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6_7e_LT_7e_Titel" style:display-name="PM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Untertitel" style:display-name="PM6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Notizen" style:display-name="PM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6_7e_LT_7e_Hintergrundobjekte" style:display-name="PM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6_7e_LT_7e_Hintergrund" style:display-name="PM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7_7e_LT_7e_Gliederung_20_1" style:display-name="PM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Gliederung_20_2" style:display-name="PM7~LT~Gliederung 2" style:family="paragraph" style:parent-style-name="PM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7_7e_LT_7e_Gliederung_20_3" style:display-name="PM7~LT~Gliederung 3" style:family="paragraph" style:parent-style-name="PM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7_7e_LT_7e_Gliederung_20_4" style:display-name="PM7~LT~Gliederung 4" style:family="paragraph" style:parent-style-name="PM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5" style:display-name="PM7~LT~Gliederung 5" style:family="paragraph" style:parent-style-name="PM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6" style:display-name="PM7~LT~Gliederung 6" style:family="paragraph" style:parent-style-name="PM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7" style:display-name="PM7~LT~Gliederung 7" style:family="paragraph" style:parent-style-name="PM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8" style:display-name="PM7~LT~Gliederung 8" style:family="paragraph" style:parent-style-name="PM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Gliederung_20_9" style:display-name="PM7~LT~Gliederung 9" style:family="paragraph" style:parent-style-name="PM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7_7e_LT_7e_Titel" style:display-name="PM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Untertitel" style:display-name="PM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Notizen" style:display-name="PM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7_7e_LT_7e_Hintergrundobjekte" style:display-name="PM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7_7e_LT_7e_Hintergrund" style:display-name="PM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8_7e_LT_7e_Gliederung_20_1" style:display-name="PM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Gliederung_20_2" style:display-name="PM8~LT~Gliederung 2" style:family="paragraph" style:parent-style-name="PM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8_7e_LT_7e_Gliederung_20_3" style:display-name="PM8~LT~Gliederung 3" style:family="paragraph" style:parent-style-name="PM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8_7e_LT_7e_Gliederung_20_4" style:display-name="PM8~LT~Gliederung 4" style:family="paragraph" style:parent-style-name="PM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5" style:display-name="PM8~LT~Gliederung 5" style:family="paragraph" style:parent-style-name="PM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6" style:display-name="PM8~LT~Gliederung 6" style:family="paragraph" style:parent-style-name="PM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7" style:display-name="PM8~LT~Gliederung 7" style:family="paragraph" style:parent-style-name="PM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8" style:display-name="PM8~LT~Gliederung 8" style:family="paragraph" style:parent-style-name="PM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Gliederung_20_9" style:display-name="PM8~LT~Gliederung 9" style:family="paragraph" style:parent-style-name="PM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8_7e_LT_7e_Titel" style:display-name="PM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Untertitel" style:display-name="PM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Notizen" style:display-name="PM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8_7e_LT_7e_Hintergrundobjekte" style:display-name="PM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8_7e_LT_7e_Hintergrund" style:display-name="PM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9_7e_LT_7e_Gliederung_20_1" style:display-name="PM9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Gliederung_20_2" style:display-name="PM9~LT~Gliederung 2" style:family="paragraph" style:parent-style-name="PM9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9_7e_LT_7e_Gliederung_20_3" style:display-name="PM9~LT~Gliederung 3" style:family="paragraph" style:parent-style-name="PM9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9_7e_LT_7e_Gliederung_20_4" style:display-name="PM9~LT~Gliederung 4" style:family="paragraph" style:parent-style-name="PM9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5" style:display-name="PM9~LT~Gliederung 5" style:family="paragraph" style:parent-style-name="PM9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6" style:display-name="PM9~LT~Gliederung 6" style:family="paragraph" style:parent-style-name="PM9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7" style:display-name="PM9~LT~Gliederung 7" style:family="paragraph" style:parent-style-name="PM9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8" style:display-name="PM9~LT~Gliederung 8" style:family="paragraph" style:parent-style-name="PM9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Gliederung_20_9" style:display-name="PM9~LT~Gliederung 9" style:family="paragraph" style:parent-style-name="PM9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9_7e_LT_7e_Titel" style:display-name="PM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Untertitel" style:display-name="PM9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Notizen" style:display-name="PM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9_7e_LT_7e_Hintergrundobjekte" style:display-name="PM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9_7e_LT_7e_Hintergrund" style:display-name="PM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0_7e_LT_7e_Gliederung_20_1" style:display-name="PM1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Gliederung_20_2" style:display-name="PM10~LT~Gliederung 2" style:family="paragraph" style:parent-style-name="PM1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0_7e_LT_7e_Gliederung_20_3" style:display-name="PM10~LT~Gliederung 3" style:family="paragraph" style:parent-style-name="PM1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0_7e_LT_7e_Gliederung_20_4" style:display-name="PM10~LT~Gliederung 4" style:family="paragraph" style:parent-style-name="PM1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5" style:display-name="PM10~LT~Gliederung 5" style:family="paragraph" style:parent-style-name="PM1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6" style:display-name="PM10~LT~Gliederung 6" style:family="paragraph" style:parent-style-name="PM1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7" style:display-name="PM10~LT~Gliederung 7" style:family="paragraph" style:parent-style-name="PM1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8" style:display-name="PM10~LT~Gliederung 8" style:family="paragraph" style:parent-style-name="PM1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Gliederung_20_9" style:display-name="PM10~LT~Gliederung 9" style:family="paragraph" style:parent-style-name="PM1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0_7e_LT_7e_Titel" style:display-name="PM1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Untertitel" style:display-name="PM1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Notizen" style:display-name="PM1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0_7e_LT_7e_Hintergrundobjekte" style:display-name="PM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0_7e_LT_7e_Hintergrund" style:display-name="PM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1_7e_LT_7e_Gliederung_20_1" style:display-name="PM1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Gliederung_20_2" style:display-name="PM11~LT~Gliederung 2" style:family="paragraph" style:parent-style-name="PM1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1_7e_LT_7e_Gliederung_20_3" style:display-name="PM11~LT~Gliederung 3" style:family="paragraph" style:parent-style-name="PM1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1_7e_LT_7e_Gliederung_20_4" style:display-name="PM11~LT~Gliederung 4" style:family="paragraph" style:parent-style-name="PM1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5" style:display-name="PM11~LT~Gliederung 5" style:family="paragraph" style:parent-style-name="PM1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6" style:display-name="PM11~LT~Gliederung 6" style:family="paragraph" style:parent-style-name="PM1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7" style:display-name="PM11~LT~Gliederung 7" style:family="paragraph" style:parent-style-name="PM1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8" style:display-name="PM11~LT~Gliederung 8" style:family="paragraph" style:parent-style-name="PM1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Gliederung_20_9" style:display-name="PM11~LT~Gliederung 9" style:family="paragraph" style:parent-style-name="PM1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1_7e_LT_7e_Titel" style:display-name="PM1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Untertitel" style:display-name="PM1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Notizen" style:display-name="PM1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1_7e_LT_7e_Hintergrundobjekte" style:display-name="PM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1_7e_LT_7e_Hintergrund" style:display-name="PM1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2_7e_LT_7e_Gliederung_20_1" style:display-name="PM1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2_7e_LT_7e_Gliederung_20_2" style:display-name="PM12~LT~Gliederung 2" style:family="paragraph" style:parent-style-name="PM1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2_7e_LT_7e_Gliederung_20_3" style:display-name="PM12~LT~Gliederung 3" style:family="paragraph" style:parent-style-name="PM1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2_7e_LT_7e_Gliederung_20_4" style:display-name="PM12~LT~Gliederung 4" style:family="paragraph" style:parent-style-name="PM1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Gliederung_20_5" style:display-name="PM12~LT~Gliederung 5" style:family="paragraph" style:parent-style-name="PM1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Gliederung_20_6" style:display-name="PM12~LT~Gliederung 6" style:family="paragraph" style:parent-style-name="PM1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Gliederung_20_7" style:display-name="PM12~LT~Gliederung 7" style:family="paragraph" style:parent-style-name="PM1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Gliederung_20_8" style:display-name="PM12~LT~Gliederung 8" style:family="paragraph" style:parent-style-name="PM1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Gliederung_20_9" style:display-name="PM12~LT~Gliederung 9" style:family="paragraph" style:parent-style-name="PM1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2_7e_LT_7e_Titel" style:display-name="PM1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2_7e_LT_7e_Untertitel" style:display-name="PM1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2_7e_LT_7e_Notizen" style:display-name="PM1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2_7e_LT_7e_Hintergrundobjekte" style:display-name="PM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2_7e_LT_7e_Hintergrund" style:display-name="PM1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3_7e_LT_7e_Gliederung_20_1" style:display-name="PM1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3_7e_LT_7e_Gliederung_20_2" style:display-name="PM13~LT~Gliederung 2" style:family="paragraph" style:parent-style-name="PM1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3_7e_LT_7e_Gliederung_20_3" style:display-name="PM13~LT~Gliederung 3" style:family="paragraph" style:parent-style-name="PM1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3_7e_LT_7e_Gliederung_20_4" style:display-name="PM13~LT~Gliederung 4" style:family="paragraph" style:parent-style-name="PM1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Gliederung_20_5" style:display-name="PM13~LT~Gliederung 5" style:family="paragraph" style:parent-style-name="PM1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Gliederung_20_6" style:display-name="PM13~LT~Gliederung 6" style:family="paragraph" style:parent-style-name="PM1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Gliederung_20_7" style:display-name="PM13~LT~Gliederung 7" style:family="paragraph" style:parent-style-name="PM1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Gliederung_20_8" style:display-name="PM13~LT~Gliederung 8" style:family="paragraph" style:parent-style-name="PM1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Gliederung_20_9" style:display-name="PM13~LT~Gliederung 9" style:family="paragraph" style:parent-style-name="PM1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3_7e_LT_7e_Titel" style:display-name="PM1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3_7e_LT_7e_Untertitel" style:display-name="PM1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3_7e_LT_7e_Notizen" style:display-name="PM1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3_7e_LT_7e_Hintergrundobjekte" style:display-name="PM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3_7e_LT_7e_Hintergrund" style:display-name="PM1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4_7e_LT_7e_Gliederung_20_1" style:display-name="PM1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4_7e_LT_7e_Gliederung_20_2" style:display-name="PM14~LT~Gliederung 2" style:family="paragraph" style:parent-style-name="PM1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4_7e_LT_7e_Gliederung_20_3" style:display-name="PM14~LT~Gliederung 3" style:family="paragraph" style:parent-style-name="PM1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4_7e_LT_7e_Gliederung_20_4" style:display-name="PM14~LT~Gliederung 4" style:family="paragraph" style:parent-style-name="PM1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Gliederung_20_5" style:display-name="PM14~LT~Gliederung 5" style:family="paragraph" style:parent-style-name="PM1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Gliederung_20_6" style:display-name="PM14~LT~Gliederung 6" style:family="paragraph" style:parent-style-name="PM1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Gliederung_20_7" style:display-name="PM14~LT~Gliederung 7" style:family="paragraph" style:parent-style-name="PM1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Gliederung_20_8" style:display-name="PM14~LT~Gliederung 8" style:family="paragraph" style:parent-style-name="PM1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Gliederung_20_9" style:display-name="PM14~LT~Gliederung 9" style:family="paragraph" style:parent-style-name="PM1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4_7e_LT_7e_Titel" style:display-name="PM1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4_7e_LT_7e_Untertitel" style:display-name="PM1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4_7e_LT_7e_Notizen" style:display-name="PM1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4_7e_LT_7e_Hintergrundobjekte" style:display-name="PM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4_7e_LT_7e_Hintergrund" style:display-name="PM1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5_7e_LT_7e_Gliederung_20_1" style:display-name="PM1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5_7e_LT_7e_Gliederung_20_2" style:display-name="PM15~LT~Gliederung 2" style:family="paragraph" style:parent-style-name="PM1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5_7e_LT_7e_Gliederung_20_3" style:display-name="PM15~LT~Gliederung 3" style:family="paragraph" style:parent-style-name="PM1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5_7e_LT_7e_Gliederung_20_4" style:display-name="PM15~LT~Gliederung 4" style:family="paragraph" style:parent-style-name="PM1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Gliederung_20_5" style:display-name="PM15~LT~Gliederung 5" style:family="paragraph" style:parent-style-name="PM1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Gliederung_20_6" style:display-name="PM15~LT~Gliederung 6" style:family="paragraph" style:parent-style-name="PM1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Gliederung_20_7" style:display-name="PM15~LT~Gliederung 7" style:family="paragraph" style:parent-style-name="PM1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Gliederung_20_8" style:display-name="PM15~LT~Gliederung 8" style:family="paragraph" style:parent-style-name="PM1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Gliederung_20_9" style:display-name="PM15~LT~Gliederung 9" style:family="paragraph" style:parent-style-name="PM1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5_7e_LT_7e_Titel" style:display-name="PM1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5_7e_LT_7e_Untertitel" style:display-name="PM1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5_7e_LT_7e_Notizen" style:display-name="PM1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5_7e_LT_7e_Hintergrundobjekte" style:display-name="PM1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5_7e_LT_7e_Hintergrund" style:display-name="PM1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6_7e_LT_7e_Gliederung_20_1" style:display-name="PM1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6_7e_LT_7e_Gliederung_20_2" style:display-name="PM16~LT~Gliederung 2" style:family="paragraph" style:parent-style-name="PM1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6_7e_LT_7e_Gliederung_20_3" style:display-name="PM16~LT~Gliederung 3" style:family="paragraph" style:parent-style-name="PM1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6_7e_LT_7e_Gliederung_20_4" style:display-name="PM16~LT~Gliederung 4" style:family="paragraph" style:parent-style-name="PM1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Gliederung_20_5" style:display-name="PM16~LT~Gliederung 5" style:family="paragraph" style:parent-style-name="PM1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Gliederung_20_6" style:display-name="PM16~LT~Gliederung 6" style:family="paragraph" style:parent-style-name="PM1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Gliederung_20_7" style:display-name="PM16~LT~Gliederung 7" style:family="paragraph" style:parent-style-name="PM1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Gliederung_20_8" style:display-name="PM16~LT~Gliederung 8" style:family="paragraph" style:parent-style-name="PM1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Gliederung_20_9" style:display-name="PM16~LT~Gliederung 9" style:family="paragraph" style:parent-style-name="PM1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6_7e_LT_7e_Titel" style:display-name="PM1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6_7e_LT_7e_Untertitel" style:display-name="PM16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6_7e_LT_7e_Notizen" style:display-name="PM1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6_7e_LT_7e_Hintergrundobjekte" style:display-name="PM1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6_7e_LT_7e_Hintergrund" style:display-name="PM1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7_7e_LT_7e_Gliederung_20_1" style:display-name="PM1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7_7e_LT_7e_Gliederung_20_2" style:display-name="PM17~LT~Gliederung 2" style:family="paragraph" style:parent-style-name="PM1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7_7e_LT_7e_Gliederung_20_3" style:display-name="PM17~LT~Gliederung 3" style:family="paragraph" style:parent-style-name="PM1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7_7e_LT_7e_Gliederung_20_4" style:display-name="PM17~LT~Gliederung 4" style:family="paragraph" style:parent-style-name="PM1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Gliederung_20_5" style:display-name="PM17~LT~Gliederung 5" style:family="paragraph" style:parent-style-name="PM1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Gliederung_20_6" style:display-name="PM17~LT~Gliederung 6" style:family="paragraph" style:parent-style-name="PM1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Gliederung_20_7" style:display-name="PM17~LT~Gliederung 7" style:family="paragraph" style:parent-style-name="PM1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Gliederung_20_8" style:display-name="PM17~LT~Gliederung 8" style:family="paragraph" style:parent-style-name="PM1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Gliederung_20_9" style:display-name="PM17~LT~Gliederung 9" style:family="paragraph" style:parent-style-name="PM1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7_7e_LT_7e_Titel" style:display-name="PM1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7_7e_LT_7e_Untertitel" style:display-name="PM1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7_7e_LT_7e_Notizen" style:display-name="PM1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7_7e_LT_7e_Hintergrundobjekte" style:display-name="PM1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7_7e_LT_7e_Hintergrund" style:display-name="PM1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8_7e_LT_7e_Gliederung_20_1" style:display-name="PM1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8_7e_LT_7e_Gliederung_20_2" style:display-name="PM18~LT~Gliederung 2" style:family="paragraph" style:parent-style-name="PM18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8_7e_LT_7e_Gliederung_20_3" style:display-name="PM18~LT~Gliederung 3" style:family="paragraph" style:parent-style-name="PM18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8_7e_LT_7e_Gliederung_20_4" style:display-name="PM18~LT~Gliederung 4" style:family="paragraph" style:parent-style-name="PM18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Gliederung_20_5" style:display-name="PM18~LT~Gliederung 5" style:family="paragraph" style:parent-style-name="PM18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Gliederung_20_6" style:display-name="PM18~LT~Gliederung 6" style:family="paragraph" style:parent-style-name="PM18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Gliederung_20_7" style:display-name="PM18~LT~Gliederung 7" style:family="paragraph" style:parent-style-name="PM18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Gliederung_20_8" style:display-name="PM18~LT~Gliederung 8" style:family="paragraph" style:parent-style-name="PM18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Gliederung_20_9" style:display-name="PM18~LT~Gliederung 9" style:family="paragraph" style:parent-style-name="PM18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8_7e_LT_7e_Titel" style:display-name="PM1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8_7e_LT_7e_Untertitel" style:display-name="PM1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8_7e_LT_7e_Notizen" style:display-name="PM1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8_7e_LT_7e_Hintergrundobjekte" style:display-name="PM1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8_7e_LT_7e_Hintergrund" style:display-name="PM1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9_7e_LT_7e_Gliederung_20_1" style:display-name="PM19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9_7e_LT_7e_Gliederung_20_2" style:display-name="PM19~LT~Gliederung 2" style:family="paragraph" style:parent-style-name="PM19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9_7e_LT_7e_Gliederung_20_3" style:display-name="PM19~LT~Gliederung 3" style:family="paragraph" style:parent-style-name="PM19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9_7e_LT_7e_Gliederung_20_4" style:display-name="PM19~LT~Gliederung 4" style:family="paragraph" style:parent-style-name="PM19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Gliederung_20_5" style:display-name="PM19~LT~Gliederung 5" style:family="paragraph" style:parent-style-name="PM19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Gliederung_20_6" style:display-name="PM19~LT~Gliederung 6" style:family="paragraph" style:parent-style-name="PM19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Gliederung_20_7" style:display-name="PM19~LT~Gliederung 7" style:family="paragraph" style:parent-style-name="PM19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Gliederung_20_8" style:display-name="PM19~LT~Gliederung 8" style:family="paragraph" style:parent-style-name="PM19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Gliederung_20_9" style:display-name="PM19~LT~Gliederung 9" style:family="paragraph" style:parent-style-name="PM19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9_7e_LT_7e_Titel" style:display-name="PM1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9_7e_LT_7e_Untertitel" style:display-name="PM19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9_7e_LT_7e_Notizen" style:display-name="PM1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9_7e_LT_7e_Hintergrundobjekte" style:display-name="PM1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9_7e_LT_7e_Hintergrund" style:display-name="PM1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0_7e_LT_7e_Gliederung_20_1" style:display-name="PM2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0_7e_LT_7e_Gliederung_20_2" style:display-name="PM20~LT~Gliederung 2" style:family="paragraph" style:parent-style-name="PM2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0_7e_LT_7e_Gliederung_20_3" style:display-name="PM20~LT~Gliederung 3" style:family="paragraph" style:parent-style-name="PM2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0_7e_LT_7e_Gliederung_20_4" style:display-name="PM20~LT~Gliederung 4" style:family="paragraph" style:parent-style-name="PM2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Gliederung_20_5" style:display-name="PM20~LT~Gliederung 5" style:family="paragraph" style:parent-style-name="PM2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Gliederung_20_6" style:display-name="PM20~LT~Gliederung 6" style:family="paragraph" style:parent-style-name="PM2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Gliederung_20_7" style:display-name="PM20~LT~Gliederung 7" style:family="paragraph" style:parent-style-name="PM2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Gliederung_20_8" style:display-name="PM20~LT~Gliederung 8" style:family="paragraph" style:parent-style-name="PM2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Gliederung_20_9" style:display-name="PM20~LT~Gliederung 9" style:family="paragraph" style:parent-style-name="PM2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0_7e_LT_7e_Titel" style:display-name="PM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0_7e_LT_7e_Untertitel" style:display-name="PM2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0_7e_LT_7e_Notizen" style:display-name="PM2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0_7e_LT_7e_Hintergrundobjekte" style:display-name="PM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0_7e_LT_7e_Hintergrund" style:display-name="PM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1_7e_LT_7e_Gliederung_20_1" style:display-name="PM2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1_7e_LT_7e_Gliederung_20_2" style:display-name="PM21~LT~Gliederung 2" style:family="paragraph" style:parent-style-name="PM2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1_7e_LT_7e_Gliederung_20_3" style:display-name="PM21~LT~Gliederung 3" style:family="paragraph" style:parent-style-name="PM2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1_7e_LT_7e_Gliederung_20_4" style:display-name="PM21~LT~Gliederung 4" style:family="paragraph" style:parent-style-name="PM2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Gliederung_20_5" style:display-name="PM21~LT~Gliederung 5" style:family="paragraph" style:parent-style-name="PM2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Gliederung_20_6" style:display-name="PM21~LT~Gliederung 6" style:family="paragraph" style:parent-style-name="PM2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Gliederung_20_7" style:display-name="PM21~LT~Gliederung 7" style:family="paragraph" style:parent-style-name="PM2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Gliederung_20_8" style:display-name="PM21~LT~Gliederung 8" style:family="paragraph" style:parent-style-name="PM2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Gliederung_20_9" style:display-name="PM21~LT~Gliederung 9" style:family="paragraph" style:parent-style-name="PM2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1_7e_LT_7e_Titel" style:display-name="PM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1_7e_LT_7e_Untertitel" style:display-name="PM2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1_7e_LT_7e_Notizen" style:display-name="PM2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1_7e_LT_7e_Hintergrundobjekte" style:display-name="PM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1_7e_LT_7e_Hintergrund" style:display-name="PM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2_7e_LT_7e_Gliederung_20_1" style:display-name="PM2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2_7e_LT_7e_Gliederung_20_2" style:display-name="PM22~LT~Gliederung 2" style:family="paragraph" style:parent-style-name="PM2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2_7e_LT_7e_Gliederung_20_3" style:display-name="PM22~LT~Gliederung 3" style:family="paragraph" style:parent-style-name="PM2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2_7e_LT_7e_Gliederung_20_4" style:display-name="PM22~LT~Gliederung 4" style:family="paragraph" style:parent-style-name="PM2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Gliederung_20_5" style:display-name="PM22~LT~Gliederung 5" style:family="paragraph" style:parent-style-name="PM2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Gliederung_20_6" style:display-name="PM22~LT~Gliederung 6" style:family="paragraph" style:parent-style-name="PM2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Gliederung_20_7" style:display-name="PM22~LT~Gliederung 7" style:family="paragraph" style:parent-style-name="PM2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Gliederung_20_8" style:display-name="PM22~LT~Gliederung 8" style:family="paragraph" style:parent-style-name="PM2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Gliederung_20_9" style:display-name="PM22~LT~Gliederung 9" style:family="paragraph" style:parent-style-name="PM2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2_7e_LT_7e_Titel" style:display-name="PM2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2_7e_LT_7e_Untertitel" style:display-name="PM2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2_7e_LT_7e_Notizen" style:display-name="PM2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2_7e_LT_7e_Hintergrundobjekte" style:display-name="PM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2_7e_LT_7e_Hintergrund" style:display-name="PM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3_7e_LT_7e_Gliederung_20_1" style:display-name="PM2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3_7e_LT_7e_Gliederung_20_2" style:display-name="PM23~LT~Gliederung 2" style:family="paragraph" style:parent-style-name="PM2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3_7e_LT_7e_Gliederung_20_3" style:display-name="PM23~LT~Gliederung 3" style:family="paragraph" style:parent-style-name="PM2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3_7e_LT_7e_Gliederung_20_4" style:display-name="PM23~LT~Gliederung 4" style:family="paragraph" style:parent-style-name="PM2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Gliederung_20_5" style:display-name="PM23~LT~Gliederung 5" style:family="paragraph" style:parent-style-name="PM2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Gliederung_20_6" style:display-name="PM23~LT~Gliederung 6" style:family="paragraph" style:parent-style-name="PM2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Gliederung_20_7" style:display-name="PM23~LT~Gliederung 7" style:family="paragraph" style:parent-style-name="PM2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Gliederung_20_8" style:display-name="PM23~LT~Gliederung 8" style:family="paragraph" style:parent-style-name="PM2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Gliederung_20_9" style:display-name="PM23~LT~Gliederung 9" style:family="paragraph" style:parent-style-name="PM2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3_7e_LT_7e_Titel" style:display-name="PM2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3_7e_LT_7e_Untertitel" style:display-name="PM2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3_7e_LT_7e_Notizen" style:display-name="PM2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3_7e_LT_7e_Hintergrundobjekte" style:display-name="PM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3_7e_LT_7e_Hintergrund" style:display-name="PM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4_7e_LT_7e_Gliederung_20_1" style:display-name="PM2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4_7e_LT_7e_Gliederung_20_2" style:display-name="PM24~LT~Gliederung 2" style:family="paragraph" style:parent-style-name="PM2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4_7e_LT_7e_Gliederung_20_3" style:display-name="PM24~LT~Gliederung 3" style:family="paragraph" style:parent-style-name="PM2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4_7e_LT_7e_Gliederung_20_4" style:display-name="PM24~LT~Gliederung 4" style:family="paragraph" style:parent-style-name="PM2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Gliederung_20_5" style:display-name="PM24~LT~Gliederung 5" style:family="paragraph" style:parent-style-name="PM2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Gliederung_20_6" style:display-name="PM24~LT~Gliederung 6" style:family="paragraph" style:parent-style-name="PM2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Gliederung_20_7" style:display-name="PM24~LT~Gliederung 7" style:family="paragraph" style:parent-style-name="PM2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Gliederung_20_8" style:display-name="PM24~LT~Gliederung 8" style:family="paragraph" style:parent-style-name="PM2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Gliederung_20_9" style:display-name="PM24~LT~Gliederung 9" style:family="paragraph" style:parent-style-name="PM2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4_7e_LT_7e_Titel" style:display-name="PM2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4_7e_LT_7e_Untertitel" style:display-name="PM2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4_7e_LT_7e_Notizen" style:display-name="PM2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4_7e_LT_7e_Hintergrundobjekte" style:display-name="PM2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4_7e_LT_7e_Hintergrund" style:display-name="PM2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5_7e_LT_7e_Gliederung_20_1" style:display-name="PM25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5_7e_LT_7e_Gliederung_20_2" style:display-name="PM25~LT~Gliederung 2" style:family="paragraph" style:parent-style-name="PM25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5_7e_LT_7e_Gliederung_20_3" style:display-name="PM25~LT~Gliederung 3" style:family="paragraph" style:parent-style-name="PM25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5_7e_LT_7e_Gliederung_20_4" style:display-name="PM25~LT~Gliederung 4" style:family="paragraph" style:parent-style-name="PM25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Gliederung_20_5" style:display-name="PM25~LT~Gliederung 5" style:family="paragraph" style:parent-style-name="PM25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Gliederung_20_6" style:display-name="PM25~LT~Gliederung 6" style:family="paragraph" style:parent-style-name="PM25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Gliederung_20_7" style:display-name="PM25~LT~Gliederung 7" style:family="paragraph" style:parent-style-name="PM25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Gliederung_20_8" style:display-name="PM25~LT~Gliederung 8" style:family="paragraph" style:parent-style-name="PM25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Gliederung_20_9" style:display-name="PM25~LT~Gliederung 9" style:family="paragraph" style:parent-style-name="PM25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5_7e_LT_7e_Titel" style:display-name="PM25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5_7e_LT_7e_Untertitel" style:display-name="PM2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5_7e_LT_7e_Notizen" style:display-name="PM2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5_7e_LT_7e_Hintergrundobjekte" style:display-name="PM2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5_7e_LT_7e_Hintergrund" style:display-name="PM2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6_7e_LT_7e_Gliederung_20_1" style:display-name="PM26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6_7e_LT_7e_Gliederung_20_2" style:display-name="PM26~LT~Gliederung 2" style:family="paragraph" style:parent-style-name="PM26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6_7e_LT_7e_Gliederung_20_3" style:display-name="PM26~LT~Gliederung 3" style:family="paragraph" style:parent-style-name="PM26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6_7e_LT_7e_Gliederung_20_4" style:display-name="PM26~LT~Gliederung 4" style:family="paragraph" style:parent-style-name="PM26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Gliederung_20_5" style:display-name="PM26~LT~Gliederung 5" style:family="paragraph" style:parent-style-name="PM26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Gliederung_20_6" style:display-name="PM26~LT~Gliederung 6" style:family="paragraph" style:parent-style-name="PM26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Gliederung_20_7" style:display-name="PM26~LT~Gliederung 7" style:family="paragraph" style:parent-style-name="PM26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Gliederung_20_8" style:display-name="PM26~LT~Gliederung 8" style:family="paragraph" style:parent-style-name="PM26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Gliederung_20_9" style:display-name="PM26~LT~Gliederung 9" style:family="paragraph" style:parent-style-name="PM26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6_7e_LT_7e_Titel" style:display-name="PM26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6_7e_LT_7e_Untertitel" style:display-name="PM26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6_7e_LT_7e_Notizen" style:display-name="PM2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6_7e_LT_7e_Hintergrundobjekte" style:display-name="PM2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6_7e_LT_7e_Hintergrund" style:display-name="PM2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7_7e_LT_7e_Gliederung_20_1" style:display-name="PM2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7_7e_LT_7e_Gliederung_20_2" style:display-name="PM27~LT~Gliederung 2" style:family="paragraph" style:parent-style-name="PM2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27_7e_LT_7e_Gliederung_20_3" style:display-name="PM27~LT~Gliederung 3" style:family="paragraph" style:parent-style-name="PM2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27_7e_LT_7e_Gliederung_20_4" style:display-name="PM27~LT~Gliederung 4" style:family="paragraph" style:parent-style-name="PM2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Gliederung_20_5" style:display-name="PM27~LT~Gliederung 5" style:family="paragraph" style:parent-style-name="PM2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Gliederung_20_6" style:display-name="PM27~LT~Gliederung 6" style:family="paragraph" style:parent-style-name="PM2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Gliederung_20_7" style:display-name="PM27~LT~Gliederung 7" style:family="paragraph" style:parent-style-name="PM2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Gliederung_20_8" style:display-name="PM27~LT~Gliederung 8" style:family="paragraph" style:parent-style-name="PM2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Gliederung_20_9" style:display-name="PM27~LT~Gliederung 9" style:family="paragraph" style:parent-style-name="PM2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27_7e_LT_7e_Titel" style:display-name="PM2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7_7e_LT_7e_Untertitel" style:display-name="PM2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7_7e_LT_7e_Notizen" style:display-name="PM2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27_7e_LT_7e_Hintergrundobjekte" style:display-name="PM2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27_7e_LT_7e_Hintergrund" style:display-name="PM2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12:25.534033066</meta:creation-date>
    <dc:date>2017-06-27T10:32:07.596014521</dc:date>
    <meta:editing-duration>PT17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05" meta:character-count="1246" meta:non-whitespace-character-count="1044"/>
  </office:meta>
</office:document-meta>
</file>